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RSFKO+Helvetica" svg:font-family="DRSFKO+Helvetica"/>
    <style:font-face style:name="F" svg:font-family="" style:font-family-generic="roman"/>
    <style:font-face style:name="EKRPUZ+Helvetica-Oblique" svg:font-family="EKRPUZ+Helvetica-Oblique" style:font-family-generic="script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213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  <style:style style:name="ce3" style:family="table-cell" style:parent-style-name="Default" style:data-style-name="N10"/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="EKRPUZ+Helvetica-Oblique" fo:font-size="11pt" style:font-name-asian="EKRPUZ+Helvetica-Oblique" style:font-size-asian="11pt" style:font-name-complex="EKRPUZ+Helvetica-Oblique" style:font-size-complex="6.30000019073486pt"/>
    </style:style>
    <style:style style:name="T2" style:family="text">
      <style:text-properties style:font-name="DRSFKO+Helvetica" fo:font-size="11pt" style:font-name-asian="DRSFKO+Helvetica" style:font-size-asian="11pt" style:font-name-complex="DRSFKO+Helvetica" style:font-size-complex="6.30000019073486pt"/>
    </style:style>
    <style:style style:name="T3" style:family="text">
      <style:text-properties style:font-name="DRSFKO+Helvetica" fo:font-size="7pt" style:font-name-asian="DRSFKO+Helvetica" style:font-size-asian="7pt" style:font-name-complex="DRSFKO+Helvetica" style:font-size-complex="4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2"/>
        <table:table-column table:style-name="co1" table:number-columns-repeated="3" table:default-cell-style-name="Default"/>
        <table:table-row table:style-name="ro1">
          <table:table-cell office:value-type="string">
            <text:p>Estimations of the eruption rate for volxcanoes base on Mastin curve (equation) </text:p>
          </table:table-cell>
          <table:table-cell/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" office:value-type="string">
            <text:p><text:span text:style-name="T1">M </text:span><text:span text:style-name="T2">= 140.84*</text:span><text:span text:style-name="T1">H ^(</text:span><text:span text:style-name="T3">1/0.241) </text:span><text:span text:style-name="T2">kg s^</text:span><text:span text:style-name="T3">-1</text:span></text:p>
          </table:table-cell>
          <table:table-cell/>
          <table:table-cell table:style-name="Default" table:number-columns-repeated="5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3"/>
        </table:table-row>
        <table:table-row table:style-name="ro3">
          <table:table-cell/>
          <table:table-cell office:value-type="string">
            <text:p>Hight</text:p>
          </table:table-cell>
          <table:table-cell table:style-name="Default" office:value-type="string">
            <text:p>Total</text:p>
          </table:table-cell>
          <table:table-cell table:style-name="ce3" office:value-type="percentage" office:value="0.01">
            <text:p>1%</text:p>
          </table:table-cell>
          <table:table-cell table:style-name="ce3" office:value-type="percentage" office:value="0.05">
            <text:p>5%</text:p>
          </table:table-cell>
          <table:table-cell table:style-name="ce3" office:value-type="percentage" office:value="0.1">
            <text:p>10%</text:p>
          </table:table-cell>
          <table:table-cell table:style-name="ce3" office:value-type="percentage" office:value="0.4">
            <text:p>40%</text:p>
          </table:table-cell>
          <table:table-cell table:number-columns-repeated="3"/>
        </table:table-row>
        <table:table-row table:style-name="ro3">
          <table:table-cell/>
          <table:table-cell office:value-type="float" office:value="20000">
            <text:p>20000</text:p>
          </table:table-cell>
          <table:table-cell table:formula="of:=140.84*[.B5]^(1/0.241)" office:value-type="float" office:value="9.89289748611758E+019">
            <text:p>9.89E+19</text:p>
          </table:table-cell>
          <table:table-cell table:formula="of:=0.01*[.C5]" office:value-type="float" office:value="9.89289748611758E+017">
            <text:p>9.89E+17</text:p>
          </table:table-cell>
          <table:table-cell table:formula="of:=0.05*[.C5]" office:value-type="float" office:value="4.94644874305879E+018">
            <text:p>4.95E+18</text:p>
          </table:table-cell>
          <table:table-cell table:formula="of:=0.1*[.C5]" office:value-type="float" office:value="9.89289748611758E+018">
            <text:p>9.89E+18</text:p>
          </table:table-cell>
          <table:table-cell table:formula="of:=0.4*[.C5]" office:value-type="float" office:value="3.95715899444703E+019">
            <text:p>3.96E+19</text:p>
          </table:table-cell>
          <table:table-cell table:number-columns-repeated="2"/>
          <table:table-cell>
            <draw:frame table:end-cell-address="Sheet1.O34" table:end-x="0.8449in" table:end-y="0.1776in" draw:z-index="0" draw:style-name="gr1" svg:width="5.2528in" svg:height="5.276in" svg:x="0.037in" svg:y="0.0378in">
              <draw:object draw:notify-on-update-of-ranges="Sheet1.B4:Sheet1.B4 Sheet1.C4:Sheet1.C4 Sheet1.C4:Sheet1.C4 Sheet1.C5:Sheet1.C24 Sheet1.B5:Sheet1.B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/>
          <table:table-cell office:value-type="float" office:value="19000">
            <text:p>19000</text:p>
          </table:table-cell>
          <table:table-cell table:formula="of:=140.84*[.B6]^(1/0.241)" office:value-type="float" office:value="7.99632313259235E+019">
            <text:p>8.00E+19</text:p>
          </table:table-cell>
          <table:table-cell table:formula="of:=0.01*[.C6]" office:value-type="float" office:value="7.99632313259235E+017">
            <text:p>8.00E+17</text:p>
          </table:table-cell>
          <table:table-cell table:formula="of:=0.05*[.C6]" office:value-type="float" office:value="3.99816156629618E+018">
            <text:p>4.00E+18</text:p>
          </table:table-cell>
          <table:table-cell table:formula="of:=0.1*[.C6]" office:value-type="float" office:value="7.99632313259235E+018">
            <text:p>8.00E+18</text:p>
          </table:table-cell>
          <table:table-cell table:formula="of:=0.4*[.C6]" office:value-type="float" office:value="3.19852925303694E+019">
            <text:p>3.20E+19</text:p>
          </table:table-cell>
          <table:table-cell table:number-columns-repeated="3"/>
        </table:table-row>
        <table:table-row table:style-name="ro3">
          <table:table-cell/>
          <table:table-cell office:value-type="float" office:value="18000">
            <text:p>18000</text:p>
          </table:table-cell>
          <table:table-cell table:formula="of:=140.84*[.B7]^(1/0.241)" office:value-type="float" office:value="6.38937536162738E+019">
            <text:p>6.39E+19</text:p>
          </table:table-cell>
          <table:table-cell table:formula="of:=0.01*[.C7]" office:value-type="float" office:value="6.38937536162738E+017">
            <text:p>6.39E+17</text:p>
          </table:table-cell>
          <table:table-cell table:formula="of:=0.05*[.C7]" office:value-type="float" office:value="3.19468768081369E+018">
            <text:p>3.19E+18</text:p>
          </table:table-cell>
          <table:table-cell table:formula="of:=0.1*[.C7]" office:value-type="float" office:value="6.38937536162738E+018">
            <text:p>6.39E+18</text:p>
          </table:table-cell>
          <table:table-cell table:formula="of:=0.4*[.C7]" office:value-type="float" office:value="2.55575014465095E+019">
            <text:p>2.56E+19</text:p>
          </table:table-cell>
          <table:table-cell table:number-columns-repeated="3"/>
        </table:table-row>
        <table:table-row table:style-name="ro3">
          <table:table-cell/>
          <table:table-cell office:value-type="float" office:value="17000">
            <text:p>17000</text:p>
          </table:table-cell>
          <table:table-cell table:formula="of:=140.84*[.B8]^(1/0.241)" office:value-type="float" office:value="5.04029528906823E+019">
            <text:p>5.04E+19</text:p>
          </table:table-cell>
          <table:table-cell table:formula="of:=0.01*[.C8]" office:value-type="float" office:value="5.04029528906823E+017">
            <text:p>5.04E+17</text:p>
          </table:table-cell>
          <table:table-cell table:formula="of:=0.05*[.C8]" office:value-type="float" office:value="2.52014764453412E+018">
            <text:p>2.52E+18</text:p>
          </table:table-cell>
          <table:table-cell table:formula="of:=0.1*[.C8]" office:value-type="float" office:value="5.04029528906823E+018">
            <text:p>5.04E+18</text:p>
          </table:table-cell>
          <table:table-cell table:formula="of:=0.4*[.C8]" office:value-type="float" office:value="2.01611811562729E+019">
            <text:p>2.02E+19</text:p>
          </table:table-cell>
          <table:table-cell table:number-columns-repeated="3"/>
        </table:table-row>
        <table:table-row table:style-name="ro3">
          <table:table-cell/>
          <table:table-cell table:formula="of:=[.B8]-1000" office:value-type="float" office:value="16000">
            <text:p>16000</text:p>
          </table:table-cell>
          <table:table-cell table:formula="of:=140.84*[.B9]^(1/0.241)" office:value-type="float" office:value="3.91928885222827E+019">
            <text:p>3.92E+19</text:p>
          </table:table-cell>
          <table:table-cell table:formula="of:=0.01*[.C9]" office:value-type="float" office:value="3.91928885222827E+017">
            <text:p>3.92E+17</text:p>
          </table:table-cell>
          <table:table-cell table:formula="of:=0.05*[.C9]" office:value-type="float" office:value="1.95964442611413E+018">
            <text:p>1.96E+18</text:p>
          </table:table-cell>
          <table:table-cell table:formula="of:=0.1*[.C9]" office:value-type="float" office:value="3.91928885222827E+018">
            <text:p>3.92E+18</text:p>
          </table:table-cell>
          <table:table-cell table:formula="of:=0.4*[.C9]" office:value-type="float" office:value="1.56771554089131E+019">
            <text:p>1.57E+19</text:p>
          </table:table-cell>
          <table:table-cell table:number-columns-repeated="3"/>
        </table:table-row>
        <table:table-row table:style-name="ro3">
          <table:table-cell/>
          <table:table-cell table:formula="of:=[.B9]-1000" office:value-type="float" office:value="15000">
            <text:p>15000</text:p>
          </table:table-cell>
          <table:table-cell table:formula="of:=140.84*[.B10]^(1/0.241)" office:value-type="float" office:value="2.99851008982982E+019">
            <text:p>3.00E+19</text:p>
          </table:table-cell>
          <table:table-cell table:formula="of:=0.01*[.C10]" office:value-type="float" office:value="2.99851008982982E+017">
            <text:p>3.00E+17</text:p>
          </table:table-cell>
          <table:table-cell table:formula="of:=0.05*[.C10]" office:value-type="float" office:value="1.49925504491491E+018">
            <text:p>1.50E+18</text:p>
          </table:table-cell>
          <table:table-cell table:formula="of:=0.1*[.C10]" office:value-type="float" office:value="2.99851008982982E+018">
            <text:p>3.00E+18</text:p>
          </table:table-cell>
          <table:table-cell table:formula="of:=0.4*[.C10]" office:value-type="float" office:value="1.19940403593193E+019">
            <text:p>1.20E+19</text:p>
          </table:table-cell>
          <table:table-cell table:number-columns-repeated="3"/>
        </table:table-row>
        <table:table-row table:style-name="ro3">
          <table:table-cell/>
          <table:table-cell table:formula="of:=[.B10]-1000" office:value-type="float" office:value="14000">
            <text:p>14000</text:p>
          </table:table-cell>
          <table:table-cell table:formula="of:=140.84*[.B11]^(1/0.241)" office:value-type="float" office:value="2.25204356142665E+019">
            <text:p>2.25E+19</text:p>
          </table:table-cell>
          <table:table-cell table:formula="of:=0.01*[.C11]" office:value-type="float" office:value="2.25204356142665E+017">
            <text:p>2.25E+17</text:p>
          </table:table-cell>
          <table:table-cell table:formula="of:=0.05*[.C11]" office:value-type="float" office:value="1.12602178071332E+018">
            <text:p>1.13E+18</text:p>
          </table:table-cell>
          <table:table-cell table:formula="of:=0.1*[.C11]" office:value-type="float" office:value="2.25204356142665E+018">
            <text:p>2.25E+18</text:p>
          </table:table-cell>
          <table:table-cell table:formula="of:=0.4*[.C11]" office:value-type="float" office:value="9.0081742457066E+018">
            <text:p>9.01E+18</text:p>
          </table:table-cell>
          <table:table-cell table:number-columns-repeated="3"/>
        </table:table-row>
        <table:table-row table:style-name="ro3">
          <table:table-cell/>
          <table:table-cell table:formula="of:=[.B11]-1000" office:value-type="float" office:value="13000">
            <text:p>13000</text:p>
          </table:table-cell>
          <table:table-cell table:formula="of:=140.84*[.B12]^(1/0.241)" office:value-type="float" office:value="1.65588580356631E+019">
            <text:p>1.66E+19</text:p>
          </table:table-cell>
          <table:table-cell table:formula="of:=0.01*[.C12]" office:value-type="float" office:value="1.65588580356631E+017">
            <text:p>1.66E+17</text:p>
          </table:table-cell>
          <table:table-cell table:formula="of:=0.05*[.C12]" office:value-type="float" office:value="8.27942901783156E+017">
            <text:p>8.28E+17</text:p>
          </table:table-cell>
          <table:table-cell table:formula="of:=0.1*[.C12]" office:value-type="float" office:value="1.65588580356631E+018">
            <text:p>1.66E+18</text:p>
          </table:table-cell>
          <table:table-cell table:formula="of:=0.4*[.C12]" office:value-type="float" office:value="6.62354321426524E+018">
            <text:p>6.62E+18</text:p>
          </table:table-cell>
          <table:table-cell table:number-columns-repeated="3"/>
        </table:table-row>
        <table:table-row table:style-name="ro3">
          <table:table-cell/>
          <table:table-cell table:formula="of:=[.B12]-1000" office:value-type="float" office:value="12000">
            <text:p>12000</text:p>
          </table:table-cell>
          <table:table-cell table:formula="of:=140.84*[.B13]^(1/0.241)" office:value-type="float" office:value="1.18792569971085E+019">
            <text:p>1.19E+19</text:p>
          </table:table-cell>
          <table:table-cell table:formula="of:=0.01*[.C13]" office:value-type="float" office:value="1.18792569971085E+017">
            <text:p>1.19E+17</text:p>
          </table:table-cell>
          <table:table-cell table:formula="of:=0.05*[.C13]" office:value-type="float" office:value="5.93962849855427E+017">
            <text:p>5.94E+17</text:p>
          </table:table-cell>
          <table:table-cell table:formula="of:=0.1*[.C13]" office:value-type="float" office:value="1.18792569971085E+018">
            <text:p>1.19E+18</text:p>
          </table:table-cell>
          <table:table-cell table:formula="of:=0.4*[.C13]" office:value-type="float" office:value="4.75170279884342E+018">
            <text:p>4.75E+18</text:p>
          </table:table-cell>
          <table:table-cell table:number-columns-repeated="3"/>
        </table:table-row>
        <table:table-row table:style-name="ro3">
          <table:table-cell/>
          <table:table-cell table:formula="of:=[.B13]-1000" office:value-type="float" office:value="11000">
            <text:p>11000</text:p>
          </table:table-cell>
          <table:table-cell table:formula="of:=140.84*[.B14]^(1/0.241)" office:value-type="float" office:value="8.27923614895073E+018">
            <text:p>8.28E+18</text:p>
          </table:table-cell>
          <table:table-cell table:formula="of:=0.01*[.C14]" office:value-type="float" office:value="8.27923614895073E+016">
            <text:p>8.28E+16</text:p>
          </table:table-cell>
          <table:table-cell table:formula="of:=0.05*[.C14]" office:value-type="float" office:value="4.13961807447537E+017">
            <text:p>4.14E+17</text:p>
          </table:table-cell>
          <table:table-cell table:formula="of:=0.1*[.C14]" office:value-type="float" office:value="8.27923614895073E+017">
            <text:p>8.28E+17</text:p>
          </table:table-cell>
          <table:table-cell table:formula="of:=0.4*[.C14]" office:value-type="float" office:value="3.31169445958029E+018">
            <text:p>3.31E+18</text:p>
          </table:table-cell>
          <table:table-cell table:number-columns-repeated="3"/>
        </table:table-row>
        <table:table-row table:style-name="ro3">
          <table:table-cell/>
          <table:table-cell table:formula="of:=[.B14]-1000" office:value-type="float" office:value="10000">
            <text:p>10000</text:p>
          </table:table-cell>
          <table:table-cell table:formula="of:=140.84*[.B15]^(1/0.241)" office:value-type="float" office:value="5.5748911199418E+018">
            <text:p>5.57E+18</text:p>
          </table:table-cell>
          <table:table-cell table:formula="of:=0.01*[.C15]" office:value-type="float" office:value="5.5748911199418E+016">
            <text:p>5.57E+16</text:p>
          </table:table-cell>
          <table:table-cell table:formula="of:=0.05*[.C15]" office:value-type="float" office:value="2.7874455599709E+017">
            <text:p>2.79E+17</text:p>
          </table:table-cell>
          <table:table-cell table:formula="of:=0.1*[.C15]" office:value-type="float" office:value="5.5748911199418E+017">
            <text:p>5.57E+17</text:p>
          </table:table-cell>
          <table:table-cell table:formula="of:=0.4*[.C15]" office:value-type="float" office:value="2.22995644797672E+018">
            <text:p>2.23E+18</text:p>
          </table:table-cell>
          <table:table-cell table:number-columns-repeated="3"/>
        </table:table-row>
        <table:table-row table:style-name="ro3">
          <table:table-cell/>
          <table:table-cell table:formula="of:=[.B15]-1000" office:value-type="float" office:value="9000">
            <text:p>9000</text:p>
          </table:table-cell>
          <table:table-cell table:formula="of:=140.84*[.B16]^(1/0.241)" office:value-type="float" office:value="3.60057020862654E+018">
            <text:p>3.60E+18</text:p>
          </table:table-cell>
          <table:table-cell table:formula="of:=0.01*[.C16]" office:value-type="float" office:value="3.60057020862654E+016">
            <text:p>3.60E+16</text:p>
          </table:table-cell>
          <table:table-cell table:formula="of:=0.05*[.C16]" office:value-type="float" office:value="1.80028510431327E+017">
            <text:p>1.80E+17</text:p>
          </table:table-cell>
          <table:table-cell table:formula="of:=0.1*[.C16]" office:value-type="float" office:value="3.60057020862654E+017">
            <text:p>3.60E+17</text:p>
          </table:table-cell>
          <table:table-cell table:formula="of:=0.4*[.C16]" office:value-type="float" office:value="1.44022808345062E+018">
            <text:p>1.44E+18</text:p>
          </table:table-cell>
          <table:table-cell table:number-columns-repeated="3"/>
        </table:table-row>
        <table:table-row table:style-name="ro3">
          <table:table-cell/>
          <table:table-cell table:formula="of:=[.B16]-1000" office:value-type="float" office:value="8000">
            <text:p>8000</text:p>
          </table:table-cell>
          <table:table-cell table:formula="of:=140.84*[.B17]^(1/0.241)" office:value-type="float" office:value="2.20861569114965E+018">
            <text:p>2.21E+18</text:p>
          </table:table-cell>
          <table:table-cell table:formula="of:=0.01*[.C17]" office:value-type="float" office:value="2.20861569114965E+016">
            <text:p>2.21E+16</text:p>
          </table:table-cell>
          <table:table-cell table:formula="of:=0.05*[.C17]" office:value-type="float" office:value="1.10430784557483E+017">
            <text:p>1.10E+17</text:p>
          </table:table-cell>
          <table:table-cell table:formula="of:=0.1*[.C17]" office:value-type="float" office:value="2.20861569114965E+017">
            <text:p>2.21E+17</text:p>
          </table:table-cell>
          <table:table-cell table:formula="of:=0.4*[.C17]" office:value-type="float" office:value="8.83446276459861E+017">
            <text:p>8.83E+17</text:p>
          </table:table-cell>
          <table:table-cell table:number-columns-repeated="3"/>
        </table:table-row>
        <table:table-row table:style-name="ro3">
          <table:table-cell/>
          <table:table-cell table:formula="of:=[.B17]-1000" office:value-type="float" office:value="7000">
            <text:p>7000</text:p>
          </table:table-cell>
          <table:table-cell table:formula="of:=140.84*[.B18]^(1/0.241)" office:value-type="float" office:value="1.26908195196983E+018">
            <text:p>1.27E+18</text:p>
          </table:table-cell>
          <table:table-cell table:formula="of:=0.01*[.C18]" office:value-type="float" office:value="1.26908195196983E+016">
            <text:p>1.27E+16</text:p>
          </table:table-cell>
          <table:table-cell table:formula="of:=0.05*[.C18]" office:value-type="float" office:value="6.34540975984915E+016">
            <text:p>6.35E+16</text:p>
          </table:table-cell>
          <table:table-cell table:formula="of:=0.1*[.C18]" office:value-type="float" office:value="1.26908195196983E+017">
            <text:p>1.27E+17</text:p>
          </table:table-cell>
          <table:table-cell table:formula="of:=0.4*[.C18]" office:value-type="float" office:value="5.07632780787932E+017">
            <text:p>5.08E+17</text:p>
          </table:table-cell>
          <table:table-cell table:number-columns-repeated="3"/>
        </table:table-row>
        <table:table-row table:style-name="ro3">
          <table:table-cell/>
          <table:table-cell table:formula="of:=[.B18]-1000" office:value-type="float" office:value="6000">
            <text:p>6000</text:p>
          </table:table-cell>
          <table:table-cell table:formula="of:=140.84*[.B19]^(1/0.241)" office:value-type="float" office:value="6.69425357309315E+017">
            <text:p>6.69E+17</text:p>
          </table:table-cell>
          <table:table-cell table:formula="of:=0.01*[.C19]" office:value-type="float" office:value="6.69425357309315E+015">
            <text:p>6.69E+15</text:p>
          </table:table-cell>
          <table:table-cell table:formula="of:=0.05*[.C19]" office:value-type="float" office:value="3.34712678654657E+016">
            <text:p>3.35E+16</text:p>
          </table:table-cell>
          <table:table-cell table:formula="of:=0.1*[.C19]" office:value-type="float" office:value="6.69425357309315E+016">
            <text:p>6.69E+16</text:p>
          </table:table-cell>
          <table:table-cell table:formula="of:=0.4*[.C19]" office:value-type="float" office:value="2.67770142923726E+017">
            <text:p>2.68E+17</text:p>
          </table:table-cell>
          <table:table-cell table:number-columns-repeated="3"/>
        </table:table-row>
        <table:table-row table:style-name="ro3">
          <table:table-cell/>
          <table:table-cell table:formula="of:=[.B19]-1000" office:value-type="float" office:value="5000">
            <text:p>5000</text:p>
          </table:table-cell>
          <table:table-cell table:formula="of:=140.84*[.B20]^(1/0.241)" office:value-type="float" office:value="3.14158830037598E+017">
            <text:p>3.14E+17</text:p>
          </table:table-cell>
          <table:table-cell table:formula="of:=0.01*[.C20]" office:value-type="float" office:value="3.14158830037597E+015">
            <text:p>3.14E+15</text:p>
          </table:table-cell>
          <table:table-cell table:formula="of:=0.05*[.C20]" office:value-type="float" office:value="1.57079415018799E+016">
            <text:p>1.57E+16</text:p>
          </table:table-cell>
          <table:table-cell table:formula="of:=0.1*[.C20]" office:value-type="float" office:value="3.14158830037598E+016">
            <text:p>3.14E+16</text:p>
          </table:table-cell>
          <table:table-cell table:formula="of:=0.4*[.C20]" office:value-type="float" office:value="1.25663532015039E+017">
            <text:p>1.26E+17</text:p>
          </table:table-cell>
          <table:table-cell table:number-columns-repeated="3"/>
        </table:table-row>
        <table:table-row table:style-name="ro3">
          <table:table-cell/>
          <table:table-cell table:formula="of:=[.B20]-1000" office:value-type="float" office:value="4000">
            <text:p>4000</text:p>
          </table:table-cell>
          <table:table-cell table:formula="of:=140.84*[.B21]^(1/0.241)" office:value-type="float" office:value="1.24460927864991E+017">
            <text:p>1.24E+17</text:p>
          </table:table-cell>
          <table:table-cell table:formula="of:=0.01*[.C21]" office:value-type="float" office:value="1.24460927864991E+015">
            <text:p>1.24E+15</text:p>
          </table:table-cell>
          <table:table-cell table:formula="of:=0.05*[.C21]" office:value-type="float" office:value="6.22304639324955E+015">
            <text:p>6.22E+15</text:p>
          </table:table-cell>
          <table:table-cell table:formula="of:=0.1*[.C21]" office:value-type="float" office:value="1.24460927864991E+016">
            <text:p>1.24E+16</text:p>
          </table:table-cell>
          <table:table-cell table:formula="of:=0.4*[.C21]" office:value-type="float" office:value="4.97843711459964E+016">
            <text:p>4.98E+16</text:p>
          </table:table-cell>
          <table:table-cell table:number-columns-repeated="3"/>
        </table:table-row>
        <table:table-row table:style-name="ro3">
          <table:table-cell/>
          <table:table-cell table:formula="of:=[.B21]-1000" office:value-type="float" office:value="3000">
            <text:p>3000</text:p>
          </table:table-cell>
          <table:table-cell table:formula="of:=140.84*[.B22]^(1/0.241)" office:value-type="float" office:value="3.77237658144597E+016">
            <text:p>3.77E+16</text:p>
          </table:table-cell>
          <table:table-cell table:formula="of:=0.01*[.C22]" office:value-type="float" office:value="377237658144597">
            <text:p>3.77E+14</text:p>
          </table:table-cell>
          <table:table-cell table:formula="of:=0.05*[.C22]" office:value-type="float" office:value="1.88618829072298E+015">
            <text:p>1.89E+15</text:p>
          </table:table-cell>
          <table:table-cell table:formula="of:=0.1*[.C22]" office:value-type="float" office:value="3.77237658144597E+015">
            <text:p>3.77E+15</text:p>
          </table:table-cell>
          <table:table-cell table:formula="of:=0.4*[.C22]" office:value-type="float" office:value="1.50895063257839E+016">
            <text:p>1.51E+16</text:p>
          </table:table-cell>
          <table:table-cell table:number-columns-repeated="3"/>
        </table:table-row>
        <table:table-row table:style-name="ro3">
          <table:table-cell/>
          <table:table-cell table:formula="of:=[.B22]-1000" office:value-type="float" office:value="2000">
            <text:p>2000</text:p>
          </table:table-cell>
          <table:table-cell table:formula="of:=140.84*[.B23]^(1/0.241)" office:value-type="float" office:value="7.01367948579193E+015">
            <text:p>7.01E+15</text:p>
          </table:table-cell>
          <table:table-cell table:formula="of:=0.01*[.C23]" office:value-type="float" office:value="70136794857919.3">
            <text:p>7.01E+13</text:p>
          </table:table-cell>
          <table:table-cell table:formula="of:=0.05*[.C23]" office:value-type="float" office:value="350683974289597">
            <text:p>3.51E+14</text:p>
          </table:table-cell>
          <table:table-cell table:formula="of:=0.1*[.C23]" office:value-type="float" office:value="701367948579193">
            <text:p>7.01E+14</text:p>
          </table:table-cell>
          <table:table-cell table:formula="of:=0.4*[.C23]" office:value-type="float" office:value="2.80547179431677E+015">
            <text:p>2.81E+15</text:p>
          </table:table-cell>
          <table:table-cell table:number-columns-repeated="3"/>
        </table:table-row>
        <table:table-row table:style-name="ro3">
          <table:table-cell/>
          <table:table-cell table:formula="of:=[.B23]-1000" office:value-type="float" office:value="1000">
            <text:p>1000</text:p>
          </table:table-cell>
          <table:table-cell table:formula="of:=140.84*[.B24]^(1/0.241)" office:value-type="float" office:value="395238094181487">
            <text:p>3.95E+14</text:p>
          </table:table-cell>
          <table:table-cell table:formula="of:=0.01*[.C24]" office:value-type="float" office:value="3952380941814.87">
            <text:p>3.95E+12</text:p>
          </table:table-cell>
          <table:table-cell table:formula="of:=0.05*[.C24]" office:value-type="float" office:value="19761904709074.4">
            <text:p>1.98E+13</text:p>
          </table:table-cell>
          <table:table-cell table:formula="of:=0.1*[.C24]" office:value-type="float" office:value="39523809418148.7">
            <text:p>3.95E+13</text:p>
          </table:table-cell>
          <table:table-cell table:formula="of:=0.4*[.C24]" office:value-type="float" office:value="158095237672595">
            <text:p>1.58E+14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RSFKO+Helvetica" svg:font-family="DRSFKO+Helvetica"/>
    <style:font-face style:name="F" svg:font-family="" style:font-family-generic="roman"/>
    <style:font-face style:name="EKRPUZ+Helvetica-Oblique" svg:font-family="EKRPUZ+Helvetica-Oblique" style:font-family-generic="script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7">07/07/2011</text:date>, <text:time>15:3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zy Bartnicki</meta:initial-creator>
    <meta:creation-date>2011-07-07T14:13:23</meta:creation-date>
    <meta:generator>OpenOffice.org/3.2$Linux OpenOffice.org_project/320m12$Build-9483</meta:generator>
    <dc:date>2011-07-07T15:38:18</dc:date>
    <dc:creator>Jerzy Bartnicki</dc:creator>
    <meta:editing-duration>PT01H24M56S</meta:editing-duration>
    <meta:editing-cycles>3</meta:editing-cycles>
    <meta:document-statistic meta:table-count="3" meta:cell-count="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61">
      <style:chart-properties chart:display-label="true" chart:logarithmic="true" chart:minimum="100000000000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43cm" svg:height="13.402cm" xlink:href=".." chart:class="chart:scatter" chart:column-mapping="0" chart:style-name="ch1">
        <chart:plot-area chart:style-name="ch2" table:cell-range-address="Sheet1.B4:Sheet1.C24" chart:data-source-has-labels="both" svg:x="0.331cm" svg:y="0.268cm" svg:width="12.746cm" svg:height="12.799cm">
          <chart:axis chart:dimension="x" chart:name="primary-x" chart:style-name="ch3">
            <chart:title svg:x="5.733cm" svg:y="12.763cm" chart:style-name="ch4">
              <text:p>Plume Height (m)</text:p>
            </chart:title>
            <chart:categories table:cell-range-address="Sheet1.C4:Sheet1.C4"/>
          </chart:axis>
          <chart:axis chart:dimension="y" chart:name="primary-y" chart:style-name="ch5">
            <chart:title svg:x="0.267cm" svg:y="7.81cm" chart:style-name="ch6">
              <text:p>Eruption Rate (kg/s)</text:p>
            </chart:title>
            <chart:grid chart:style-name="ch7" chart:class="major"/>
          </chart:axis>
          <chart:series chart:style-name="ch8" chart:values-cell-range-address="Sheet1.C5:Sheet1.C24" chart:label-cell-address="Sheet1.C4:Sheet1.C4" chart:class="chart:scatter">
            <chart:domain table:cell-range-address="Sheet1.B5:Sheet1.B24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1.C4:Sheet1.C4">Total</text:p>
              </table:table-cell>
            </table:table-row>
          </table:table-header-rows>
          <table:table-rows>
            <table:table-row>
              <table:table-cell office:value-type="string">
                <text:p text:id="Sheet1.C4:Sheet1.C4">Total</text:p>
              </table:table-cell>
              <table:table-cell office:value-type="float" office:value="20000">
                <text:p text:id="Sheet1.B5:Sheet1.B24">20000</text:p>
              </table:table-cell>
              <table:table-cell office:value-type="float" office:value="9.89289748611758E+019">
                <text:p text:id="Sheet1.C5:Sheet1.C24">9.89289748611758E+019</text:p>
              </table:table-cell>
            </table:table-row>
            <table:table-row>
              <table:table-cell office:value-type="string"/>
              <table:table-cell office:value-type="float" office:value="19000">
                <text:p>19000</text:p>
              </table:table-cell>
              <table:table-cell office:value-type="float" office:value="7.99632313259235E+019">
                <text:p>7.99632313259235E+019</text:p>
              </table:table-cell>
            </table:table-row>
            <table:table-row>
              <table:table-cell office:value-type="string"/>
              <table:table-cell office:value-type="float" office:value="18000">
                <text:p>18000</text:p>
              </table:table-cell>
              <table:table-cell office:value-type="float" office:value="6.38937536162738E+019">
                <text:p>6.38937536162738E+019</text:p>
              </table:table-cell>
            </table:table-row>
            <table:table-row>
              <table:table-cell office:value-type="string"/>
              <table:table-cell office:value-type="float" office:value="17000">
                <text:p>17000</text:p>
              </table:table-cell>
              <table:table-cell office:value-type="float" office:value="5.04029528906823E+019">
                <text:p>5.04029528906823E+019</text:p>
              </table:table-cell>
            </table:table-row>
            <table:table-row>
              <table:table-cell office:value-type="string"/>
              <table:table-cell office:value-type="float" office:value="16000">
                <text:p>16000</text:p>
              </table:table-cell>
              <table:table-cell office:value-type="float" office:value="3.91928885222827E+019">
                <text:p>3.91928885222827E+019</text:p>
              </table:table-cell>
            </table:table-row>
            <table:table-row>
              <table:table-cell office:value-type="string"/>
              <table:table-cell office:value-type="float" office:value="15000">
                <text:p>15000</text:p>
              </table:table-cell>
              <table:table-cell office:value-type="float" office:value="2.99851008982982E+019">
                <text:p>2.99851008982982E+019</text:p>
              </table:table-cell>
            </table:table-row>
            <table:table-row>
              <table:table-cell office:value-type="string"/>
              <table:table-cell office:value-type="float" office:value="14000">
                <text:p>14000</text:p>
              </table:table-cell>
              <table:table-cell office:value-type="float" office:value="2.25204356142665E+019">
                <text:p>2.25204356142665E+019</text:p>
              </table:table-cell>
            </table:table-row>
            <table:table-row>
              <table:table-cell office:value-type="string"/>
              <table:table-cell office:value-type="float" office:value="13000">
                <text:p>13000</text:p>
              </table:table-cell>
              <table:table-cell office:value-type="float" office:value="1.65588580356631E+019">
                <text:p>1.65588580356631E+019</text:p>
              </table:table-cell>
            </table:table-row>
            <table:table-row>
              <table:table-cell office:value-type="string"/>
              <table:table-cell office:value-type="float" office:value="12000">
                <text:p>12000</text:p>
              </table:table-cell>
              <table:table-cell office:value-type="float" office:value="1.18792569971085E+019">
                <text:p>1.18792569971085E+019</text:p>
              </table:table-cell>
            </table:table-row>
            <table:table-row>
              <table:table-cell office:value-type="string"/>
              <table:table-cell office:value-type="float" office:value="11000">
                <text:p>11000</text:p>
              </table:table-cell>
              <table:table-cell office:value-type="float" office:value="8.27923614895073E+018">
                <text:p>8.27923614895073E+018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5.5748911199418E+018">
                <text:p>5.5748911199418E+018</text:p>
              </table:table-cell>
            </table:table-row>
            <table:table-row>
              <table:table-cell office:value-type="string"/>
              <table:table-cell office:value-type="float" office:value="9000">
                <text:p>9000</text:p>
              </table:table-cell>
              <table:table-cell office:value-type="float" office:value="3.60057020862654E+018">
                <text:p>3.60057020862654E+018</text:p>
              </table:table-cell>
            </table:table-row>
            <table:table-row>
              <table:table-cell office:value-type="string"/>
              <table:table-cell office:value-type="float" office:value="8000">
                <text:p>8000</text:p>
              </table:table-cell>
              <table:table-cell office:value-type="float" office:value="2.20861569114965E+018">
                <text:p>2.20861569114965E+018</text:p>
              </table:table-cell>
            </table:table-row>
            <table:table-row>
              <table:table-cell office:value-type="string"/>
              <table:table-cell office:value-type="float" office:value="7000">
                <text:p>7000</text:p>
              </table:table-cell>
              <table:table-cell office:value-type="float" office:value="1.26908195196983E+018">
                <text:p>1.26908195196983E+018</text:p>
              </table:table-cell>
            </table:table-row>
            <table:table-row>
              <table:table-cell office:value-type="string"/>
              <table:table-cell office:value-type="float" office:value="6000">
                <text:p>6000</text:p>
              </table:table-cell>
              <table:table-cell office:value-type="float" office:value="6.69425357309315E+017">
                <text:p>6.69425357309315E+017</text:p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3.14158830037598E+017">
                <text:p>3.14158830037598E+017</text:p>
              </table:table-cell>
            </table:table-row>
            <table:table-row>
              <table:table-cell office:value-type="string"/>
              <table:table-cell office:value-type="float" office:value="4000">
                <text:p>4000</text:p>
              </table:table-cell>
              <table:table-cell office:value-type="float" office:value="1.24460927864991E+017">
                <text:p>1.24460927864991E+017</text:p>
              </table:table-cell>
            </table:table-row>
            <table:table-row>
              <table:table-cell office:value-type="string"/>
              <table:table-cell office:value-type="float" office:value="3000">
                <text:p>3000</text:p>
              </table:table-cell>
              <table:table-cell office:value-type="float" office:value="3.77237658144597E+016">
                <text:p>3.77237658144597E+016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7.01367948579193E+015">
                <text:p>7.01367948579193E+015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395238094181487">
                <text:p>3952380941814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